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048" officeooo:paragraph-rsid="001fc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bastien guillaume<text:line-break/>Yinstit<text:line-break/>institut du territoire</text:p>
      <text:p text:style-name="P1"/>
      <text:p text:style-name="P1">https://heig-vd.ch/rad/instituts/ins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5:38:33.565803381</meta:creation-date>
    <dc:date>2022-03-28T15:43:14.222637861</dc:date>
    <meta:editing-duration>PT4M40S</meta:editing-duration>
    <meta:editing-cycles>1</meta:editing-cycles>
    <meta:document-statistic meta:table-count="0" meta:image-count="0" meta:object-count="0" meta:page-count="1" meta:paragraph-count="2" meta:word-count="7" meta:character-count="88" meta:non-whitespace-character-count="83"/>
    <meta:generator>LibreOffice/7.2.6.2$Linux_X86_64 LibreOffice_project/20$Build-2</meta:generator>
  </office:meta>
</office:document-meta>
</file>